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ill Sans MT" svg:font-family="'Gill Sans MT'"/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PetDB</text:p>
      <text:p text:style-name="Standard"/>
      <text:list text:style-name="L1">
        <text:list-item>
          <text:p text:style-name="P1">mpdb-client</text:p>
        </text:list-item>
        <text:list-item>
          <text:p text:style-name="P1">mpdb-server</text:p>
        </text:list-item>
        <text:list-item>
          <text:p text:style-name="P1">mpdb-common</text:p>
        </text:list-item>
        <text:list-item>
          <text:p text:style-name="P1">Tests</text:p>
          <text:list>
            <text:list-item>
              <text:p text:style-name="P1">mpdb-test-client</text:p>
            </text:list-item>
            <text:list-item>
              <text:p text:style-name="P1">mpdb-test-server</text:p>
            </text:list-item>
          </text:list>
        </text:list-item>
      </text:list>
      <text:p text:style-name="Standard"/>
      <text:p text:style-name="Standard"/>
      <text:list text:style-name="L2">
        <text:list-item>
          <text:p text:style-name="P7">mpdb-client</text:p>
          <text:list>
            <text:list-item>
              <text:p text:style-name="P7">Contains all of the source code that will be converted to javascript through the use of GWT. Primarily houses the UI.</text:p>
            </text:list-item>
          </text:list>
        </text:list-item>
        <text:list-item>
          <text:p text:style-name="P7">mpdb-server</text:p>
          <text:list>
            <text:list-item>
              <text:p text:style-name="P7">Contains all of the server side code necessary to interact with the hibernate/postgresql database. Also has servlets to aide in certain things like bulk upload and seving images.</text:p>
            </text:list-item>
          </text:list>
        </text:list-item>
        <text:list-item>
          <text:p text:style-name="P7">mpdb-common</text:p>
          <text:list>
            <text:list-item>
              <text:p text:style-name="P7">Contains source code shared between the mpdb-server and mpdb-client projects. <text:s/>This includes the Java beans, service definitions, exceptions, and locale specific things. <text:s/>Everything in this project will implement the IsSerializable interface from GWT.</text:p>
            </text:list-item>
          </text:list>
        </text:list-item>
        <text:list-item>
          <text:p text:style-name="P7">Tests</text:p>
          <text:list>
            <text:list-item>
              <text:p text:style-name="P7">mpdb-test-client</text:p>
              <text:list>
                <text:list-item>
                  <text:p text:style-name="P7">All of the test for the client, which include testing things like making service calls, and verifying logic works.</text:p>
                </text:list-item>
              </text:list>
            </text:list-item>
            <text:list-item>
              <text:p text:style-name="P7">mpdb-test-server</text:p>
              <text:list>
                <text:list-item>
                  <text:p text:style-name="P7">Test the named queries in the *.hbm.xml documents to verify they work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ill Sans MT" svg:font-family="'Gill Sans MT'"/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ill Sans MT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thony Waters</meta:initial-creator>
    <meta:creation-date>2008-01-24T19:47:11</meta:creation-date>
    <dc:creator>Anthony Waters</dc:creator>
    <dc:date>2008-01-24T19:52:12</dc:date>
    <meta:editing-cycles>4</meta:editing-cycles>
    <meta:editing-duration>PT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43" meta:character-count="878"/>
  </office:meta>
</office:document-meta>
</file>